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1268ec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41387"/>
    </style:style>
    <style:style style:name="T1" style:family="text">
      <style:text-properties fo:color="#4078f2" loext:opacity="100%"/>
    </style:style>
    <style:style style:name="T2" style:family="text">
      <style:text-properties fo:color="#383a42" loext:opacity="100%"/>
    </style:style>
    <style:style style:name="T3" style:family="text">
      <style:text-properties fo:color="#383a42" loext:opacity="100%" officeooo:rsid="00141387"/>
    </style:style>
    <style:style style:name="T4" style:family="text">
      <style:text-properties fo:color="#4078f2" loext:opacity="100%" officeooo:rsid="001413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═══════════════════════════════════════════════════════</text:p>
      <text:p text:style-name="P1">PATIENT MEDICAL REPORT ═══════════════════════════════════════════════════════</text:p>
      <text:p text:style-name="P2"><text:span text:style-name="T1"><text:tab/>Report ID: </text:span><text:span text:style-name="T2">{</text:span><text:span text:style-name="T3">d.</text:span><text:span text:style-name="T4">patient_id</text:span><text:span text:style-name="T2">}</text:span><text:span text:style-name="T1"> </text:span>────────────────────────────────────────────────────────</text:p>
      <text:p text:style-name="P1">PATIENT INFORMATION ────────────────────────────────────────────────────────<text:tab/><text:span text:style-name="T1">Patient ID: </text:span><text:span text:style-name="T2">{</text:span><text:span text:style-name="T3">d.</text:span><text:span text:style-name="T4">patient_id</text:span><text:span text:style-name="T2">}</text:span><text:span text:style-name="T1"> </text:span></text:p>
      <text:p text:style-name="P1"><text:span text:style-name="T1"><text:tab/>First Name: </text:span><text:span text:style-name="T2">{</text:span><text:span text:style-name="T3">d.</text:span><text:span text:style-name="T1">first_name</text:span><text:span text:style-name="T2">}</text:span><text:span text:style-name="T1"> </text:span></text:p>
      <text:p text:style-name="P1"><text:span text:style-name="T1"><text:tab/>Last Name: </text:span><text:span text:style-name="T2">{</text:span><text:span text:style-name="T3">d.</text:span><text:span text:style-name="T1">last_name</text:span><text:span text:style-name="T2">}</text:span><text:span text:style-name="T1"> </text:span></text:p>
      <text:p text:style-name="P1"><text:span text:style-name="T1"><text:tab/>Date of Birth: </text:span><text:span text:style-name="T2">{</text:span><text:span text:style-name="T3">d.</text:span><text:span text:style-name="T1">date_of_birth</text:span><text:span text:style-name="T2">}</text:span><text:span text:style-name="T1"> </text:span>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2T18:04:06.938123000</meta:creation-date>
    <dc:date>2025-10-25T22:38:19.124333000</dc:date>
    <meta:editing-duration>PT9M41S</meta:editing-duration>
    <meta:editing-cycles>2</meta:editing-cycles>
    <meta:generator>LibreOffice/25.8.2.2$MacOSX_AARCH64 LibreOffice_project/d401f2107ccab8f924a8e2df40f573aab7605b6f</meta:generator>
    <meta:document-statistic meta:table-count="0" meta:image-count="0" meta:object-count="0" meta:page-count="1" meta:paragraph-count="7" meta:word-count="25" meta:character-count="408" meta:non-whitespace-character-count="382"/>
  </office:meta>
</office:document-meta>
</file>